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/>
    </style:style>
    <style:style style:name="P2" style:family="paragraph" style:parent-style-name="Standard">
      <style:paragraph-properties fo:margin-top="0cm" fo:margin-bottom="0.353cm" loext:contextual-spacing="false"/>
      <style:text-properties style:font-name="Arial" fo:font-size="12pt" style:font-name-asian="Arial1" style:font-size-asian="12pt" style:font-name-complex="Arial1" style:font-size-complex="12pt"/>
    </style:style>
    <style:style style:name="P3" style:family="paragraph" style:parent-style-name="Standard" style:master-page-name="Standard">
      <style:paragraph-properties fo:margin-top="0cm" fo:margin-bottom="0.353cm" loext:contextual-spacing="false" style:page-number="1"/>
      <style:text-properties style:font-name="Arial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margin-top="0cm" fo:margin-bottom="0.353cm" loext:contextual-spacing="false"/>
      <style:text-properties style:font-name="Arial" fo:font-size="12pt" style:font-name-asian="Arial1" style:font-size-asian="12pt" style:font-name-complex="Arial1" style:font-size-complex="12pt"/>
    </style:style>
    <style:style style:name="P5" style:family="paragraph" style:parent-style-name="Standard" style:list-style-name="WWNum1">
      <style:paragraph-properties fo:margin-left="1.27cm" fo:margin-right="0cm" fo:margin-top="0cm" fo:margin-bottom="0.353cm" loext:contextual-spacing="true" fo:text-indent="-0.635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6" style:family="paragraph" style:parent-style-name="Standard" style:list-style-name="WWNum2">
      <style:paragraph-properties fo:margin-left="1.27cm" fo:margin-right="0cm" fo:margin-top="0cm" fo:margin-bottom="0.353cm" loext:contextual-spacing="true" fo:line-height="115%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P7" style:family="paragraph" style:parent-style-name="Standard" style:list-style-name="WWNum2">
      <style:paragraph-properties fo:margin-left="1.27cm" fo:margin-right="0cm" fo:margin-top="0cm" fo:margin-bottom="0cm" loext:contextual-spacing="true" fo:line-height="115%" fo:keep-together="auto" fo:orphans="2" fo:widows="2" fo:text-indent="-0.635cm" style:auto-text-indent="false" fo:padding="0cm" fo:border="none" fo:keep-with-next="auto"/>
    </style:style>
    <style:style style:name="P8" style:family="paragraph" style:parent-style-name="Standard" style:list-style-name="WWNum2">
      <style:paragraph-properties fo:margin-left="1.27cm" fo:margin-right="0cm" fo:margin-top="0cm" fo:margin-bottom="0cm" loext:contextual-spacing="true" fo:line-height="115%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1" style:family="text">
      <style:text-properties style:font-name="Arial" fo:font-size="12pt" style:font-name-asian="Arial1" style:font-size-asian="12pt" style:font-name-complex="Arial1" style:font-size-complex="12pt"/>
    </style:style>
    <style:style style:name="T2" style:family="text">
      <style:text-properties style:font-name="Arial" fo:font-size="12pt" fo:font-weight="bold" style:font-name-asian="Arial1" style:font-size-asian="12pt" style:font-weight-asian="bold" style:font-name-complex="Arial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style:font-name-asian="Arial1" style:font-size-asian="12pt" style:font-style-asian="normal" style:font-name-complex="Arial1" style:font-size-complex="12pt"/>
    </style:style>
    <style:style style:name="T4" style:family="text">
      <style:text-properties officeooo:rsid="000841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teúdo: FESTA</text:p>
      <text:p text:style-name="P2">Palavra - chave: Organizar uma festa</text:p>
      <text:p text:style-name="P2">Título: </text:p>
      <text:list xml:id="list3606849914" text:style-name="WWNum1">
        <text:list-item>
          <text:p text:style-name="P5">4 dicas essenciais para realizar uma festa.</text:p>
        </text:list-item>
      </text:list>
      <text:p text:style-name="P1"><text:span text:style-name="T1">Ao acordar pensei em comemorar o meu aniversário que se aproximava. Pensando, descobri que </text:span><text:span text:style-name="T2">organizar uma festa</text:span><text:span text:style-name="T1"> é fácil e complicado, dual como amor e ódio, branco e preto, noite e dia....</text:span></text:p>
      <text:p text:style-name="P2">Nem todos t<text:span text:style-name="T4">ê</text:span>m facilidade imaginativa. Porém todos sabem, sem dúvida alguma, o que querem...</text:p>
      <text:p text:style-name="P1"><text:span text:style-name="T2">Organizar uma festa</text:span><text:span text:style-name="T1"> requer tempo, paciência, planejamento, saber os ‘botões certos’ a serem apertados para que saia tudo da maneira como sonhamos.</text:span></text:p>
      <text:p text:style-name="P2">Vamos ao primeiro capítulo deste planejamento:</text:p>
      <text:list xml:id="list983393751" text:style-name="WWNum2">
        <text:list-item>
          <text:p text:style-name="P8">Quando- <text:s/>o dia, o mês, a estação.</text:p>
        </text:list-item>
        <text:list-item>
          <text:p text:style-name="P7"><text:span text:style-name="T3">Como – o local, o horário, o convite, as bebidas, comida, </text:span><text:span text:style-name="T1">música</text:span><text:span text:style-name="T3">....</text:span></text:p>
        </text:list-item>
        <text:list-item>
          <text:p text:style-name="P8">Quem convidar?</text:p>
        </text:list-item>
        <text:list-item>
          <text:p text:style-name="P6"><text:s/>O resultado.</text:p>
        </text:list-item>
      </text:list>
      <text:p text:style-name="P2">Se a festa é no verão, em fevereiro, por acaso data do meu aniversário, as bebidas devem ser mais geladas, comidas leves e a música mais alegre, afinal o verão é a explosão de cores, a descontração. </text:p>
      <text:p text:style-name="P2">O convite, para qualquer festa, pode ser feito pessoalmente, por telefone ou de forma epistolar (impresso), o qual deve ser respondido em, no máximo, quarenta e oito horas.</text:p>
      <text:p text:style-name="P2"><text:bookmark text:name="_gjdgxs"/>Os convidados devem, sempre, ser do nosso relacionamento íntimo, nossos colegas de trabalho, se assim o desejarmos, amigos de amigos, se assim quisermos. Devemos sempre lembrar que como a festa é nossa, nós convidamos aqueles com quem queremos dividir este momento.</text:p>
      <text:p text:style-name="P2">O resultado? Certamente será muita alegria e descontração já que estaremos entre aqueles que escolhemos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pt" fo:country="BR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.353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pt" fo:country="BR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_64 LibreOffice_project/f82d347ccc0be322489bf7da61d7e4ad13fe2ff3</meta:generator>
    <dc:date>2017-08-16T11:27:54.991000000</dc:date>
    <meta:editing-duration>PT3M18S</meta:editing-duration>
    <meta:editing-cycles>1</meta:editing-cycles>
    <meta:document-statistic meta:table-count="0" meta:image-count="0" meta:object-count="0" meta:page-count="1" meta:paragraph-count="16" meta:word-count="238" meta:character-count="1449" meta:non-whitespace-character-count="1227"/>
  </office:meta>
</office:document-meta>
</file>